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Overview" style:family="table">
      <style:table-properties style:width="16.999cm" table:align="margins"/>
    </style:style>
    <style:style style:name="Overview.A" style:family="table-column">
      <style:table-column-properties style:column-width="0.818cm" style:rel-column-width="3155*"/>
    </style:style>
    <style:style style:name="Overview.B" style:family="table-column">
      <style:table-column-properties style:column-width="8.601cm" style:rel-column-width="33158*"/>
    </style:style>
    <style:style style:name="Overview.C" style:family="table-column">
      <style:table-column-properties style:column-width="0.706cm" style:rel-column-width="2720*"/>
    </style:style>
    <style:style style:name="Overview.D" style:family="table-column">
      <style:table-column-properties style:column-width="1.586cm" style:rel-column-width="6113*"/>
    </style:style>
    <style:style style:name="Overview.E" style:family="table-column">
      <style:table-column-properties style:column-width="1.489cm" style:rel-column-width="5739*"/>
    </style:style>
    <style:style style:name="Overview.F" style:family="table-column">
      <style:table-column-properties style:column-width="0.938cm" style:rel-column-width="3617*"/>
    </style:style>
    <style:style style:name="Overview.G" style:family="table-column">
      <style:table-column-properties style:column-width="2.861cm" style:rel-column-width="11033*"/>
    </style:style>
    <style:style style:name="Overview.A1" style:family="table-cell">
      <style:table-cell-properties fo:padding="0.097cm" fo:border-left="0.002cm solid #000000" fo:border-right="none" fo:border-top="0.002cm solid #000000" fo:border-bottom="0.002cm solid #000000"/>
    </style:style>
    <style:style style:name="Overview.G1" style:family="table-cell">
      <style:table-cell-properties fo:padding="0.097cm" fo:border="0.002cm solid #000000"/>
    </style:style>
    <style:style style:name="Overview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Overview.G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Overview.A7" style:family="table-cell">
      <style:table-cell-properties fo:padding="0.097cm" fo:border-left="0.002cm solid #000000" fo:border-right="none" fo:border-top="none" fo:border-bottom="0.002cm solid #000000"/>
    </style:style>
    <style:style style:name="Overview.G7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Table_20_Heading">
      <style:text-properties fo:font-size="7pt" style:font-size-asian="7pt" style:font-size-complex="7pt"/>
    </style:style>
    <style:style style:name="P3" style:family="paragraph" style:parent-style-name="Text_20_body">
      <style:text-properties fo:font-size="10.5pt" style:font-size-asian="10.5pt" style:font-size-complex="10.5pt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R_5f_Headline">Logoskop change request overview</text:p>
      <text:p text:style-name="P3">(w32los change requests up to 023) („Done“ lines = background grey 10%)</text:p>
      <text:p text:style-name="P1">Stand: <text:date style:data-style-name="N84" text:date-value="2009-08-28T17:48:37">2009-08-28</text:date></text:p>
      <table:table table:name="Overview" table:style-name="Overview">
        <table:table-column table:style-name="Overview.A"/>
        <table:table-column table:style-name="Overview.B"/>
        <table:table-column table:style-name="Overview.C"/>
        <table:table-column table:style-name="Overview.D"/>
        <table:table-column table:style-name="Overview.E"/>
        <table:table-column table:style-name="Overview.F"/>
        <table:table-column table:style-name="Overview.G"/>
        <table:table-header-rows>
          <table:table-row>
            <table:table-cell table:style-name="Overview.A1" office:value-type="string">
              <text:p text:style-name="Table_20_Heading">ID</text:p>
            </table:table-cell>
            <table:table-cell table:style-name="Overview.A1" office:value-type="string">
              <text:p text:style-name="Table_20_Heading">Headline</text:p>
            </table:table-cell>
            <table:table-cell table:style-name="Overview.A1" office:value-type="string">
              <text:p text:style-name="Table_20_Heading">Prio</text:p>
            </table:table-cell>
            <table:table-cell table:style-name="Overview.A1" office:value-type="string">
              <text:p text:style-name="P2">SubmitDate</text:p>
            </table:table-cell>
            <table:table-cell table:style-name="Overview.A1" office:value-type="string">
              <text:p text:style-name="Table_20_Heading">Submitter</text:p>
            </table:table-cell>
            <table:table-cell table:style-name="Overview.A1" office:value-type="string">
              <text:p text:style-name="Table_20_Heading">State</text:p>
            </table:table-cell>
            <table:table-cell table:style-name="Overview.G1" office:value-type="string">
              <text:p text:style-name="Table_20_Heading">Reference</text:p>
            </table:table-cell>
          </table:table-row>
        </table:table-header-rows>
        <table:table-row>
          <table:table-cell table:style-name="Overview.A2" office:value-type="string">
            <text:p text:style-name="Table_20_Contents">001</text:p>
          </table:table-cell>
          <table:table-cell table:style-name="Overview.A2" office:value-type="string">
            <text:p text:style-name="Table_20_Contents">Russian text only displayed as chiffre</text:p>
          </table:table-cell>
          <table:table-cell table:style-name="Overview.A2" office:value-type="string">
            <text:p text:style-name="Table_20_Contents"/>
          </table:table-cell>
          <table:table-cell table:style-name="Overview.A2" office:value-type="string">
            <text:p text:style-name="Table_20_Contents"/>
          </table:table-cell>
          <table:table-cell table:style-name="Overview.A2" office:value-type="string">
            <text:p text:style-name="Table_20_Contents"/>
          </table:table-cell>
          <table:table-cell table:style-name="Overview.A2" office:value-type="string">
            <text:p text:style-name="Table_20_Contents">Done</text:p>
          </table:table-cell>
          <table:table-cell table:style-name="Overview.G2" office:value-type="string">
            <text:p text:style-name="Table_20_Contents">Done/</text:p>
          </table:table-cell>
        </table:table-row>
        <table:table-row>
          <table:table-cell table:style-name="Overview.A2" office:value-type="string">
            <text:p text:style-name="Table_20_Contents">002</text:p>
          </table:table-cell>
          <table:table-cell table:style-name="Overview.A2" office:value-type="string">
            <text:p text:style-name="Table_20_Contents">Cyrillic text displayed incorrectly</text:p>
          </table:table-cell>
          <table:table-cell table:style-name="Overview.A2" office:value-type="string">
            <text:p text:style-name="Table_20_Contents"/>
          </table:table-cell>
          <table:table-cell table:style-name="Overview.A2" office:value-type="string">
            <text:p text:style-name="Table_20_Contents"/>
          </table:table-cell>
          <table:table-cell table:style-name="Overview.A2" office:value-type="string">
            <text:p text:style-name="Table_20_Contents"/>
          </table:table-cell>
          <table:table-cell table:style-name="Overview.A2" office:value-type="string">
            <text:p text:style-name="Table_20_Contents">Done</text:p>
          </table:table-cell>
          <table:table-cell table:style-name="Overview.G2" office:value-type="string">
            <text:p text:style-name="Table_20_Contents">Done/</text:p>
          </table:table-cell>
        </table:table-row>
        <table:table-row>
          <table:table-cell table:style-name="Overview.A2" office:value-type="string">
            <text:p text:style-name="Table_20_Contents">003</text:p>
          </table:table-cell>
          <table:table-cell table:style-name="Overview.A2" office:value-type="string">
            <text:p text:style-name="Table_20_Contents">Create EMail signature</text:p>
          </table:table-cell>
          <table:table-cell table:style-name="Overview.A2" office:value-type="string">
            <text:p text:style-name="Table_20_Contents"/>
          </table:table-cell>
          <table:table-cell table:style-name="Overview.A2" office:value-type="string">
            <text:p text:style-name="Table_20_Contents"/>
          </table:table-cell>
          <table:table-cell table:style-name="Overview.A2" office:value-type="string">
            <text:p text:style-name="Table_20_Contents"/>
          </table:table-cell>
          <table:table-cell table:style-name="Overview.A2" office:value-type="string">
            <text:p text:style-name="Table_20_Contents">Done</text:p>
          </table:table-cell>
          <table:table-cell table:style-name="Overview.G2" office:value-type="string">
            <text:p text:style-name="Table_20_Contents">Done/</text:p>
          </table:table-cell>
        </table:table-row>
        <table:table-row>
          <table:table-cell table:style-name="Overview.A2" office:value-type="string">
            <text:p text:style-name="Table_20_Contents">004</text:p>
          </table:table-cell>
          <table:table-cell table:style-name="Overview.A2" office:value-type="string">
            <text:p text:style-name="Table_20_Contents">At startup erroneous message No text found</text:p>
          </table:table-cell>
          <table:table-cell table:style-name="Overview.A2" office:value-type="string">
            <text:p text:style-name="Table_20_Contents"/>
          </table:table-cell>
          <table:table-cell table:style-name="Overview.A2" office:value-type="string">
            <text:p text:style-name="Table_20_Contents"/>
          </table:table-cell>
          <table:table-cell table:style-name="Overview.A2" office:value-type="string">
            <text:p text:style-name="Table_20_Contents"/>
          </table:table-cell>
          <table:table-cell table:style-name="Overview.A2" office:value-type="string">
            <text:p text:style-name="Table_20_Contents">Done</text:p>
          </table:table-cell>
          <table:table-cell table:style-name="Overview.G2" office:value-type="string">
            <text:p text:style-name="Table_20_Contents">Done/</text:p>
          </table:table-cell>
        </table:table-row>
        <table:table-row>
          <table:table-cell table:style-name="Overview.A2" office:value-type="string">
            <text:p text:style-name="Table_20_Contents">005</text:p>
          </table:table-cell>
          <table:table-cell table:style-name="Overview.A2" office:value-type="string">
            <text:p text:style-name="Table_20_Contents">w32los starts twice on WindowsXP</text:p>
          </table:table-cell>
          <table:table-cell table:style-name="Overview.A2" office:value-type="string">
            <text:p text:style-name="Table_20_Contents"/>
          </table:table-cell>
          <table:table-cell table:style-name="Overview.A2" office:value-type="string">
            <text:p text:style-name="Table_20_Contents"/>
          </table:table-cell>
          <table:table-cell table:style-name="Overview.A2" office:value-type="string">
            <text:p text:style-name="Table_20_Contents"/>
          </table:table-cell>
          <table:table-cell table:style-name="Overview.A2" office:value-type="string">
            <text:p text:style-name="Table_20_Contents">Done</text:p>
          </table:table-cell>
          <table:table-cell table:style-name="Overview.G2" office:value-type="string">
            <text:p text:style-name="Table_20_Contents">Done/</text:p>
          </table:table-cell>
        </table:table-row>
        <table:table-row>
          <table:table-cell table:style-name="Overview.A7" office:value-type="string">
            <text:p text:style-name="Table_20_Contents">006</text:p>
          </table:table-cell>
          <table:table-cell table:style-name="Overview.A7" office:value-type="string">
            <text:p text:style-name="Table_20_Contents">Hide menu</text:p>
          </table:table-cell>
          <table:table-cell table:style-name="Overview.A7" office:value-type="string">
            <text:p text:style-name="Table_20_Contents">C</text:p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G7" office:value-type="string">
            <text:p text:style-name="Table_20_Contents">Open/, readme</text:p>
          </table:table-cell>
        </table:table-row>
        <table:table-row>
          <table:table-cell table:style-name="Overview.A7" office:value-type="string">
            <text:p text:style-name="Table_20_Contents">007</text:p>
          </table:table-cell>
          <table:table-cell table:style-name="Overview.A7" office:value-type="string">
            <text:p text:style-name="Table_20_Contents">Skins</text:p>
          </table:table-cell>
          <table:table-cell table:style-name="Overview.A7" office:value-type="string">
            <text:p text:style-name="Table_20_Contents">A</text:p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G7" office:value-type="string">
            <text:p text:style-name="Table_20_Contents">Open/, readme</text:p>
          </table:table-cell>
        </table:table-row>
        <table:table-row>
          <table:table-cell table:style-name="Overview.A7" office:value-type="string">
            <text:p text:style-name="Table_20_Contents">008</text:p>
          </table:table-cell>
          <table:table-cell table:style-name="Overview.A7" office:value-type="string">
            <text:p text:style-name="Table_20_Contents">HebrewPunctuation</text:p>
          </table:table-cell>
          <table:table-cell table:style-name="Overview.A7" office:value-type="string">
            <text:p text:style-name="Table_20_Contents">A</text:p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G7" office:value-type="string">
            <text:p text:style-name="Table_20_Contents">Open/</text:p>
          </table:table-cell>
        </table:table-row>
        <table:table-row>
          <table:table-cell table:style-name="Overview.A7" office:value-type="string">
            <text:p text:style-name="Table_20_Contents">009</text:p>
          </table:table-cell>
          <table:table-cell table:style-name="Overview.A7" office:value-type="string">
            <text:p text:style-name="Table_20_Contents">UseEnvironmentProxySettings</text:p>
          </table:table-cell>
          <table:table-cell table:style-name="Overview.A7" office:value-type="string">
            <text:p text:style-name="Table_20_Contents">C</text:p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G7" office:value-type="string">
            <text:p text:style-name="Table_20_Contents">Open/</text:p>
          </table:table-cell>
        </table:table-row>
        <table:table-row>
          <table:table-cell table:style-name="Overview.A2" office:value-type="string">
            <text:p text:style-name="Table_20_Contents">010</text:p>
          </table:table-cell>
          <table:table-cell table:style-name="Overview.A2" office:value-type="string">
            <text:p text:style-name="Table_20_Contents">WindowPosNotSaved</text:p>
          </table:table-cell>
          <table:table-cell table:style-name="Overview.A2" office:value-type="string">
            <text:p text:style-name="Table_20_Contents"/>
          </table:table-cell>
          <table:table-cell table:style-name="Overview.A2" office:value-type="string">
            <text:p text:style-name="Table_20_Contents"/>
          </table:table-cell>
          <table:table-cell table:style-name="Overview.A2" office:value-type="string">
            <text:p text:style-name="Table_20_Contents"/>
          </table:table-cell>
          <table:table-cell table:style-name="Overview.A2" office:value-type="string">
            <text:p text:style-name="Table_20_Contents">Done</text:p>
          </table:table-cell>
          <table:table-cell table:style-name="Overview.G2" office:value-type="string">
            <text:p text:style-name="Table_20_Contents">Done/</text:p>
          </table:table-cell>
        </table:table-row>
        <table:table-row>
          <table:table-cell table:style-name="Overview.A7" office:value-type="string">
            <text:p text:style-name="Table_20_Contents">011</text:p>
          </table:table-cell>
          <table:table-cell table:style-name="Overview.A7" office:value-type="string">
            <text:p text:style-name="Table_20_Contents">LargeDateControlFont<text:line-break/>may be fixed with v4.0.8</text:p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G7" office:value-type="string">
            <text:p text:style-name="Table_20_Contents">Open/</text:p>
          </table:table-cell>
        </table:table-row>
        <table:table-row>
          <table:table-cell table:style-name="Overview.A7" office:value-type="string">
            <text:p text:style-name="Table_20_Contents">012</text:p>
          </table:table-cell>
          <table:table-cell table:style-name="Overview.A7" office:value-type="string">
            <text:p text:style-name="Table_20_Contents">SeparatePlaceholderForLandSL</text:p>
          </table:table-cell>
          <table:table-cell table:style-name="Overview.A7" office:value-type="string">
            <text:p text:style-name="Table_20_Contents">A</text:p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G7" office:value-type="string">
            <text:p text:style-name="Table_20_Contents">Open/, readme</text:p>
          </table:table-cell>
        </table:table-row>
        <table:table-row>
          <table:table-cell table:style-name="Overview.A7" office:value-type="string">
            <text:p text:style-name="Table_20_Contents">013</text:p>
          </table:table-cell>
          <table:table-cell table:style-name="Overview.A7" office:value-type="string">
            <text:p text:style-name="Table_20_Contents">Favorites</text:p>
          </table:table-cell>
          <table:table-cell table:style-name="Overview.A7" office:value-type="string">
            <text:p text:style-name="Table_20_Contents">C</text:p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G7" office:value-type="string">
            <text:p text:style-name="Table_20_Contents">Open/</text:p>
          </table:table-cell>
        </table:table-row>
        <table:table-row>
          <table:table-cell table:style-name="Overview.A7" office:value-type="string">
            <text:p text:style-name="Table_20_Contents">014</text:p>
          </table:table-cell>
          <table:table-cell table:style-name="Overview.A7" office:value-type="string">
            <text:p text:style-name="Table_20_Contents">Quiz</text:p>
          </table:table-cell>
          <table:table-cell table:style-name="Overview.A7" office:value-type="string">
            <text:p text:style-name="Table_20_Contents">C</text:p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G7" office:value-type="string">
            <text:p text:style-name="Table_20_Contents">Open/</text:p>
          </table:table-cell>
        </table:table-row>
        <table:table-row>
          <table:table-cell table:style-name="Overview.A7" office:value-type="string">
            <text:p text:style-name="Table_20_Contents">015</text:p>
          </table:table-cell>
          <table:table-cell table:style-name="Overview.A7" office:value-type="string">
            <text:p text:style-name="Table_20_Contents">HttpProxyFromEnvData (see 009?)</text:p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G7" office:value-type="string">
            <text:p text:style-name="Table_20_Contents">Open/</text:p>
          </table:table-cell>
        </table:table-row>
        <table:table-row>
          <table:table-cell table:style-name="Overview.A7" office:value-type="string">
            <text:p text:style-name="Table_20_Contents">016</text:p>
          </table:table-cell>
          <table:table-cell table:style-name="Overview.A7" office:value-type="string">
            <text:p text:style-name="Table_20_Contents">StartOnTop</text:p>
          </table:table-cell>
          <table:table-cell table:style-name="Overview.A7" office:value-type="string">
            <text:p text:style-name="Table_20_Contents">C</text:p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G7" office:value-type="string">
            <text:p text:style-name="Table_20_Contents">Open/</text:p>
          </table:table-cell>
        </table:table-row>
        <table:table-row>
          <table:table-cell table:style-name="Overview.A7" office:value-type="string">
            <text:p text:style-name="Table_20_Contents">017</text:p>
          </table:table-cell>
          <table:table-cell table:style-name="Overview.A7" office:value-type="string">
            <text:p text:style-name="Table_20_Contents">LinkToOnlineBible</text:p>
          </table:table-cell>
          <table:table-cell table:style-name="Overview.A7" office:value-type="string">
            <text:p text:style-name="Table_20_Contents">B</text:p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G7" office:value-type="string">
            <text:p text:style-name="Table_20_Contents">Open/</text:p>
          </table:table-cell>
        </table:table-row>
        <table:table-row>
          <table:table-cell table:style-name="Overview.A7" office:value-type="string">
            <text:p text:style-name="Table_20_Contents">018</text:p>
          </table:table-cell>
          <table:table-cell table:style-name="Overview.A7" office:value-type="string">
            <text:p text:style-name="Table_20_Contents">Add tamil string (for language combo-box)</text:p>
          </table:table-cell>
          <table:table-cell table:style-name="Overview.A7" office:value-type="string">
            <text:p text:style-name="Table_20_Contents">A</text:p>
          </table:table-cell>
          <table:table-cell table:style-name="Overview.A7" office:value-type="string">
            <text:p text:style-name="Table_20_Contents">2007-01-05</text:p>
          </table:table-cell>
          <table:table-cell table:style-name="Overview.A7" office:value-type="string">
            <text:p text:style-name="Table_20_Contents">HS</text:p>
          </table:table-cell>
          <table:table-cell table:style-name="Overview.A7" office:value-type="string">
            <text:p text:style-name="Table_20_Contents"/>
          </table:table-cell>
          <table:table-cell table:style-name="Overview.G7" office:value-type="string">
            <text:p text:style-name="Table_20_Contents"/>
          </table:table-cell>
        </table:table-row>
        <table:table-row>
          <table:table-cell table:style-name="Overview.A2" office:value-type="string">
            <text:p text:style-name="Table_20_Contents">019</text:p>
          </table:table-cell>
          <table:table-cell table:style-name="Overview.A2" office:value-type="string">
            <text:p text:style-name="Table_20_Contents">Support "document and settings" Windows folder to avoid problems if run as non-admin user.</text:p>
            <text:p text:style-name="Table_20_Contents">Avoid overwriting all user settings when installing a new program version?</text:p>
          </table:table-cell>
          <table:table-cell table:style-name="Overview.A2" office:value-type="string">
            <text:p text:style-name="Table_20_Contents">A</text:p>
          </table:table-cell>
          <table:table-cell table:style-name="Overview.A2" office:value-type="string">
            <text:p text:style-name="Table_20_Contents">2007-01-05</text:p>
          </table:table-cell>
          <table:table-cell table:style-name="Overview.A2" office:value-type="string">
            <text:p text:style-name="Table_20_Contents">HS</text:p>
          </table:table-cell>
          <table:table-cell table:style-name="Overview.A2" office:value-type="string">
            <text:p text:style-name="Table_20_Contents">Done</text:p>
          </table:table-cell>
          <table:table-cell table:style-name="Overview.G2" office:value-type="string">
            <text:p text:style-name="Table_20_Contents">readme</text:p>
          </table:table-cell>
        </table:table-row>
        <table:table-row>
          <table:table-cell table:style-name="Overview.A2" office:value-type="string">
            <text:p text:style-name="Table_20_Contents">020</text:p>
          </table:table-cell>
          <table:table-cell table:style-name="Overview.A2" office:value-type="string">
            <text:p text:style-name="Table_20_Contents">Drop all code for handling obsolete info files (Herrnhut etc.):<text:line-break/>„Help“ menu, „Open“ methods</text:p>
          </table:table-cell>
          <table:table-cell table:style-name="Overview.A2" office:value-type="string">
            <text:p text:style-name="Table_20_Contents">A</text:p>
          </table:table-cell>
          <table:table-cell table:style-name="Overview.A2" office:value-type="string">
            <text:p text:style-name="Table_20_Contents">2007-01-05</text:p>
          </table:table-cell>
          <table:table-cell table:style-name="Overview.A2" office:value-type="string">
            <text:p text:style-name="Table_20_Contents">HS</text:p>
          </table:table-cell>
          <table:table-cell table:style-name="Overview.A2" office:value-type="string">
            <text:p text:style-name="Table_20_Contents">Done</text:p>
          </table:table-cell>
          <table:table-cell table:style-name="Overview.G2" office:value-type="string">
            <text:p text:style-name="Table_20_Contents"/>
          </table:table-cell>
        </table:table-row>
        <table:table-row>
          <table:table-cell table:style-name="Overview.A7" office:value-type="string">
            <text:p text:style-name="Table_20_Contents">021</text:p>
          </table:table-cell>
          <table:table-cell table:style-name="Overview.A7" office:value-type="string">
            <text:p text:style-name="Table_20_Contents">Send version number to langpack.pl so that it appears in losung.de statistics</text:p>
          </table:table-cell>
          <table:table-cell table:style-name="Overview.A7" office:value-type="string">
            <text:p text:style-name="Table_20_Contents">A</text:p>
          </table:table-cell>
          <table:table-cell table:style-name="Overview.A7" office:value-type="string">
            <text:p text:style-name="Table_20_Contents">2007-01-05</text:p>
          </table:table-cell>
          <table:table-cell table:style-name="Overview.A7" office:value-type="string">
            <text:p text:style-name="Table_20_Contents">HS</text:p>
          </table:table-cell>
          <table:table-cell table:style-name="Overview.A7" office:value-type="string">
            <text:p text:style-name="Table_20_Contents"/>
          </table:table-cell>
          <table:table-cell table:style-name="Overview.G7" office:value-type="string">
            <text:p text:style-name="Table_20_Contents"/>
          </table:table-cell>
        </table:table-row>
        <table:table-row>
          <table:table-cell table:style-name="Overview.A7" office:value-type="string">
            <text:p text:style-name="Table_20_Contents">022</text:p>
          </table:table-cell>
          <table:table-cell table:style-name="Overview.A7" office:value-type="string">
            <text:p text:style-name="Table_20_Contents">Avoid stderr error message (e.g. when run under Linux without Uniscribe available)</text:p>
          </table:table-cell>
          <table:table-cell table:style-name="Overview.A7" office:value-type="string">
            <text:p text:style-name="Table_20_Contents">A</text:p>
          </table:table-cell>
          <table:table-cell table:style-name="Overview.A7" office:value-type="string">
            <text:p text:style-name="Table_20_Contents">2007-01-05</text:p>
          </table:table-cell>
          <table:table-cell table:style-name="Overview.A7" office:value-type="string">
            <text:p text:style-name="Table_20_Contents">HS</text:p>
          </table:table-cell>
          <table:table-cell table:style-name="Overview.A7" office:value-type="string">
            <text:p text:style-name="Table_20_Contents"/>
          </table:table-cell>
          <table:table-cell table:style-name="Overview.G7" office:value-type="string">
            <text:p text:style-name="Table_20_Contents"/>
          </table:table-cell>
        </table:table-row>
        <table:table-row>
          <table:table-cell table:style-name="Overview.A7" office:value-type="string">
            <text:p text:style-name="Table_20_Contents">023</text:p>
          </table:table-cell>
          <table:table-cell table:style-name="Overview.A7" office:value-type="string">
            <text:p text:style-name="Table_20_Contents">Avoid overwriting signatureTemplate with signature, or assume %LOSUNG; if signatureTemplate does not contain pattern.</text:p>
          </table:table-cell>
          <table:table-cell table:style-name="Overview.A7" office:value-type="string">
            <text:p text:style-name="Table_20_Contents">A</text:p>
          </table:table-cell>
          <table:table-cell table:style-name="Overview.A7" office:value-type="string">
            <text:p text:style-name="Table_20_Contents">2007-01-05</text:p>
          </table:table-cell>
          <table:table-cell table:style-name="Overview.A7" office:value-type="string">
            <text:p text:style-name="Table_20_Contents">HS</text:p>
          </table:table-cell>
          <table:table-cell table:style-name="Overview.A7" office:value-type="string">
            <text:p text:style-name="Table_20_Contents"/>
          </table:table-cell>
          <table:table-cell table:style-name="Overview.G7" office:value-type="string">
            <text:p text:style-name="Table_20_Contents">event 070104</text:p>
          </table:table-cell>
        </table:table-row>
        <table:table-row>
          <table:table-cell table:style-name="Overview.A7" office:value-type="string">
            <text:p text:style-name="Table_20_Contents">024</text:p>
          </table:table-cell>
          <table:table-cell table:style-name="Overview.A7" office:value-type="string">
            <text:p text:style-name="Table_20_Contents">Birthday calendar</text:p>
          </table:table-cell>
          <table:table-cell table:style-name="Overview.A7" office:value-type="string">
            <text:p text:style-name="Table_20_Contents">C</text:p>
          </table:table-cell>
          <table:table-cell table:style-name="Overview.A7" office:value-type="string">
            <text:p text:style-name="Table_20_Contents">2008-02-10</text:p>
          </table:table-cell>
          <table:table-cell table:style-name="Overview.A7" office:value-type="string">
            <text:p text:style-name="Table_20_Contents">Diedrichs</text:p>
          </table:table-cell>
          <table:table-cell table:style-name="Overview.A7" office:value-type="string">
            <text:p text:style-name="Table_20_Contents"/>
          </table:table-cell>
          <table:table-cell table:style-name="Overview.G7" office:value-type="string">
            <text:p text:style-name="Table_20_Contents">Open, email 080210</text:p>
          </table:table-cell>
        </table:table-row>
        <table:table-row>
          <table:table-cell table:style-name="Overview.A2" office:value-type="string">
            <text:p text:style-name="Table_20_Contents">025</text:p>
          </table:table-cell>
          <table:table-cell table:style-name="Overview.A2" office:value-type="string">
            <text:p text:style-name="Table_20_Contents">Signature target path does not remember filename</text:p>
          </table:table-cell>
          <table:table-cell table:style-name="Overview.A2" office:value-type="string">
            <text:p text:style-name="Table_20_Contents">A</text:p>
          </table:table-cell>
          <table:table-cell table:style-name="Overview.A2" office:value-type="string">
            <text:p text:style-name="Table_20_Contents">2009-01-03</text:p>
          </table:table-cell>
          <table:table-cell table:style-name="Overview.A2" office:value-type="string">
            <text:p text:style-name="Table_20_Contents">Sönke Dohrn</text:p>
          </table:table-cell>
          <table:table-cell table:style-name="Overview.A2" office:value-type="string">
            <text:p text:style-name="Table_20_Contents">Done</text:p>
          </table:table-cell>
          <table:table-cell table:style-name="Overview.G2" office:value-type="string">
            <text:p text:style-name="Table_20_Contents">Done, &lt;file:////steeb/helmut/journal/2009/2009-01-03_SDohrn_Email Signatur im Logoskop 2009 funktioniert leider nicht&gt;</text:p>
          </table:table-cell>
        </table:table-row>
        <table:table-row>
          <table:table-cell table:style-name="Overview.A7" office:value-type="string">
            <text:p text:style-name="Table_20_Contents">026</text:p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G7" office:value-type="string">
            <text:p text:style-name="Table_20_Contents"/>
          </table:table-cell>
        </table:table-row>
        <table:table-row>
          <table:table-cell table:style-name="Overview.A7" office:value-type="string">
            <text:p text:style-name="Table_20_Contents">027</text:p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A7" office:value-type="string">
            <text:p text:style-name="Table_20_Contents"/>
          </table:table-cell>
          <table:table-cell table:style-name="Overview.G7" office:value-type="string">
            <text:p text:style-name="Table_20_Contents"/>
          </table:table-cell>
        </table:table-row>
      </table:table>
      <text:p text:style-name="CR_5f_I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CR_5f_ID" style:display-name="CR_ID" style:family="paragraph" style:parent-style-name="Text_20_body" style:next-style-name="CR_5f_SubmitDate" style:class="text">
      <style:text-properties fo:font-weight="bold"/>
    </style:style>
    <style:style style:name="CR_5f_SubmitDate" style:display-name="CR_SubmitDate" style:family="paragraph" style:parent-style-name="Text_20_body" style:next-style-name="CR_5f_Status" style:class="text"/>
    <style:style style:name="CR_5f_Submitter" style:display-name="CR_Submitter" style:family="paragraph" style:parent-style-name="Text_20_body" style:class="text"/>
    <style:style style:name="CR_5f_Status" style:display-name="CR_Status" style:family="paragraph" style:parent-style-name="Text_20_body" style:next-style-name="CR_5f_Description" style:class="text">
      <style:text-properties fo:color="#800000"/>
    </style:style>
    <style:style style:name="CR_5f_Description" style:display-name="CR_Description" style:family="paragraph" style:parent-style-name="Text_20_body" style:class="text">
      <style:paragraph-properties fo:background-color="#ffcc99" fo:padding="0.049cm" fo:border="0.002cm solid #000000">
        <style:background-image/>
      </style:paragraph-properties>
    </style:style>
    <style:style style:name="CR_5f_Headline" style:display-name="CR_Headline" style:family="paragraph" style:parent-style-name="Heading_20_1" style:next-style-name="CR_5f_ID" style:class="text">
      <style:text-properties style:text-underline-style="solid" style:text-underline-width="auto" style:text-underline-color="font-color"/>
    </style:style>
    <style:style style:name="CR_5f_Addition" style:display-name="CR_Addition" style:family="paragraph" style:parent-style-name="CR_5f_Description" style:next-style-name="CR_5f_Description" style:class="text">
      <style:text-properties style:text-underline-style="solid" style:text-underline-width="auto" style:text-underline-color="font-color" fo:font-weight="bold"/>
    </style:style>
    <style:style style:name="CR_5f_Resolution" style:display-name="CR_Resolution" style:family="paragraph" style:parent-style-name="Text_20_body" style:class="text">
      <style:paragraph-properties fo:background-color="#94bd5e" fo:padding="0.049cm" fo:border="0.002cm solid #000000">
        <style:background-image/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
  </meta:generator>
    <meta:creation-date>2004-02-27T12:28:36</meta:creation-date>
    <dc:creator>Helmut Steeb</dc:creator>
    <dc:date>2009-08-28T17:48:37</dc:date>
    <meta:print-date>2007-01-05T10:21:29</meta:print-date>
    <meta:editing-cycles>42</meta:editing-cycles>
    <meta:editing-duration>PT3H22M3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26" meta:word-count="292" meta:character-count="1692"/>
  </office:meta>
</office:document-meta>
</file>